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3ea4" officeooo:paragraph-rsid="001d3e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ycle en V</text:p>
      <text:p text:style-name="Standard">Mise au point à l’origine pour le développement de systèmes satellites intégrant des technologies multiples en 1980, ce cycle a été ensuite adapté pour l’informatique et référencé en 1990 par les ingénieurs Kevin John Forsberg et Harold Mooz. Composée de 9 étapes, elle est découpée en 3 parti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9:44:48.053408659</meta:creation-date>
    <dc:date>2018-04-19T21:53:08.189432986</dc:date>
    <meta:editing-duration>PT29M42S</meta:editing-duration>
    <meta:editing-cycles>1</meta:editing-cycles>
    <meta:document-statistic meta:table-count="0" meta:image-count="0" meta:object-count="0" meta:page-count="1" meta:paragraph-count="2" meta:word-count="51" meta:character-count="305" meta:non-whitespace-character-count="256"/>
    <meta:generator>LibreOffice/5.1.6.2$Linux_X86_64 LibreOffice_project/10m0$Build-2</meta:generator>
  </office:meta>
</office:document-meta>
</file>